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hruti" svg:font-family="Shruti" style:font-family-generic="system" style:font-pitch="variable"/>
  </office:font-face-decls>
  <office:automatic-styles>
    <style:style style:name="P1" style:family="paragraph" style:parent-style-name="Standard">
      <style:text-properties officeooo:rsid="0014c155" officeooo:paragraph-rsid="0014c155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15ec2b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1">This a htm code styled with css to design a website or my per</text:span><text:span text:style-name="T2">s</text:span><text:span text:style-name="T1">onal portfolio showing my skills on coding using different languages as the link to my projects is displayed on the portfolio. </text:span><text:span text:style-name="T2">This site is being updated and changes will be made as the days go by, Thank you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hruti" svg:font-family="Shrut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Shruti" style:font-size-complex="11pt" style:language-complex="gu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Shruti" style:font-size-complex="11pt" style:language-complex="gu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yvik admin</meta:initial-creator>
    <meta:editing-cycles>7</meta:editing-cycles>
    <meta:creation-date>2022-06-22T05:29:00</meta:creation-date>
    <dc:date>2024-03-18T10:00:59.719561795</dc:date>
    <meta:editing-duration>PT10M58S</meta:editing-duration>
    <meta:generator>LibreOffice/7.6.5.2$Linux_X86_64 LibreOffice_project/60$Build-2</meta:generator>
    <meta:document-statistic meta:table-count="0" meta:image-count="0" meta:object-count="0" meta:page-count="1" meta:paragraph-count="1" meta:word-count="51" meta:character-count="270" meta:non-whitespace-character-count="220"/>
    <meta:user-defined meta:name="AppVersion">12.0000</meta:user-defined>
    <meta:template xlink:type="simple" xlink:actuate="onRequest" xlink:title="Normal.dotm" xlink:href=""/>
  </office:meta>
</office:document-meta>
</file>